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truncate-sentence/" text:style-name="Internet_20_link" text:visited-style-name="Visited_20_Internet_20_Link"><text:span text:style-name="T1">1816. Truncate Sentence</text:span></text:a></text:p>
      <text:section text:style-name="Sect1" text:name="headlessui-popover-button-:r15:">
        <text:p text:style-name="Standard"/>
      </text:section>
      <text:section text:style-name="Sect1" text:name="headlessui-popover-button-:rh:">
        <text:p text:style-name="Standard"/>
      </text:section>
      <text:p text:style-name="P5">Easy</text:p>
      <text:p text:style-name="P5">1K</text:p>
      <text:p text:style-name="P5">28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6">Companies</text:p>
      <text:p text:style-name="P7"><text:span text:style-name="T1">A </text:span><text:span text:style-name="Strong_20_Emphasis"><text:span text:style-name="T1">sentence</text:span></text:span><text:span text:style-name="T1"> is a list of words that are separated by a single space with no leading or trailing spaces. Each of the words consists of </text:span><text:span text:style-name="Strong_20_Emphasis"><text:span text:style-name="T1">only</text:span></text:span><text:span text:style-name="T1"> uppercase and lowercase English letters (no punctuation).</text:span></text:p>
      <text:list xml:id="list3689271755" text:style-name="L1">
        <text:list-item>
          <text:p text:style-name="P8"><text:span text:style-name="T1">For example, </text:span><text:span text:style-name="Source_20_Text"><text:span text:style-name="T2">"Hello World"</text:span></text:span><text:span text:style-name="T1">, </text:span><text:span text:style-name="Source_20_Text"><text:span text:style-name="T2">"HELLO"</text:span></text:span><text:span text:style-name="T1">, and </text:span><text:span text:style-name="Source_20_Text"><text:span text:style-name="T2">"hello world hello world"</text:span></text:span><text:span text:style-name="T1"> are all sentences.</text:span></text:p>
        </text:list-item>
      </text:list>
      <text:p text:style-name="P7"><text:span text:style-name="T1">You are given a sentence </text:span><text:span text:style-name="Source_20_Text"><text:span text:style-name="T2">s</text:span></text:span><text:span text:style-name="T1">​​​​​​ and an integer </text:span><text:span text:style-name="Source_20_Text"><text:span text:style-name="T2">k</text:span></text:span><text:span text:style-name="T1">​​​​​​. You want to </text:span><text:span text:style-name="Strong_20_Emphasis"><text:span text:style-name="T1">truncate</text:span></text:span><text:span text:style-name="T1"> </text:span><text:span text:style-name="Source_20_Text"><text:span text:style-name="T2">s</text:span></text:span><text:span text:style-name="T1">​​​​​​ such that it contains only the </text:span><text:span text:style-name="Strong_20_Emphasis"><text:span text:style-name="T1">first</text:span></text:span><text:span text:style-name="T1"> </text:span><text:span text:style-name="Source_20_Text"><text:span text:style-name="T2">k</text:span></text:span><text:span text:style-name="T1">​​​​​​ words. Return </text:span><text:span text:style-name="Source_20_Text"><text:span text:style-name="T2">s</text:span></text:span><text:span text:style-name="T1">​​​​</text:span><text:span text:style-name="Emphasis"><text:span text:style-name="T1">​​ after </text:span></text:span><text:span text:style-name="Emphasis"><text:span text:style-name="Strong_20_Emphasis"><text:span text:style-name="T1">truncating</text:span></text:span></text:span><text:span text:style-name="Emphasis"><text:span text:style-name="T1"> it.</text:span></text:span></text:p>
      <text:p text:style-name="P9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 = "Hello how are you Contestant", k = 4</text:span></text:p>
      <text:p text:style-name="P3"><text:span text:style-name="Strong_20_Emphasis"><text:span text:style-name="T1">Output:</text:span></text:span><text:span text:style-name="T1"> "Hello how are you"</text:span></text:p>
      <text:p text:style-name="P3"><text:span text:style-name="Strong_20_Emphasis"><text:span text:style-name="T1">Explanation:</text:span></text:span></text:p>
      <text:p text:style-name="P2">The words in s are ["Hello", "how" "are", "you", "Contestant"].</text:p>
      <text:p text:style-name="P2">The first 4 words are ["Hello", "how", "are", "you"].</text:p>
      <text:p text:style-name="P1">Hence, you should return "Hello how are you".</text:p>
      <text:p text:style-name="P7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 = "What is the solution to this problem", k = 4</text:span></text:p>
      <text:p text:style-name="P3"><text:span text:style-name="Strong_20_Emphasis"><text:span text:style-name="T1">Output:</text:span></text:span><text:span text:style-name="T1"> "What is the solution"</text:span></text:p>
      <text:p text:style-name="P3"><text:span text:style-name="Strong_20_Emphasis"><text:span text:style-name="T1">Explanation:</text:span></text:span></text:p>
      <text:p text:style-name="P2">The words in s are ["What", "is" "the", "solution", "to", "this", "problem"].</text:p>
      <text:p text:style-name="P2">The first 4 words are ["What", "is", "the", "solution"].</text:p>
      <text:p text:style-name="P1">Hence, you should return "What is the solution".</text:p>
      <text:p text:style-name="P7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s = "chopper is not a tanuki", k = 5</text:span></text:p>
      <text:p text:style-name="P4"><text:span text:style-name="Strong_20_Emphasis"><text:span text:style-name="T1">Output:</text:span></text:span><text:span text:style-name="T1"> "chopper is not a tanuki"</text:span></text:p>
      <text:p text:style-name="P9"> </text:p>
      <text:p text:style-name="P7"><text:span text:style-name="Strong_20_Emphasis"><text:span text:style-name="T1">Constraints:</text:span></text:span></text:p>
      <text:list xml:id="list923797060" text:style-name="L2">
        <text:list-item>
          <text:p text:style-name="P11"><text:span text:style-name="Source_20_Text"><text:span text:style-name="T2">1 &lt;= s.length &lt;= 500</text:span></text:span></text:p>
        </text:list-item>
        <text:list-item>
          <text:p text:style-name="P11"><text:span text:style-name="Source_20_Text"><text:span text:style-name="T2">k</text:span></text:span><text:span text:style-name="T1"> is in the range </text:span><text:span text:style-name="Source_20_Text"><text:span text:style-name="T2">[1, the number of words in s]</text:span></text:span><text:span text:style-name="T1">.</text:span></text:p>
        </text:list-item>
        <text:list-item>
          <text:p text:style-name="P11"><text:span text:style-name="Source_20_Text"><text:span text:style-name="T2">s</text:span></text:span><text:span text:style-name="T1"> consist of only lowercase and uppercase English letters and spaces.</text:span></text:p>
        </text:list-item>
        <text:list-item>
          <text:p text:style-name="P11"><text:soft-page-break/><text:span text:style-name="T1">The words in </text:span><text:span text:style-name="Source_20_Text"><text:span text:style-name="T2">s</text:span></text:span><text:span text:style-name="T1"> are separated by a single space.</text:span></text:p>
        </text:list-item>
        <text:list-item>
          <text:p text:style-name="P10">There are no leading or trailing spac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6T21:42:55.291000000</dc:date>
    <meta:editing-duration>PT14S</meta:editing-duration>
    <meta:editing-cycles>1</meta:editing-cycles>
    <meta:document-statistic meta:table-count="0" meta:image-count="0" meta:object-count="0" meta:page-count="2" meta:paragraph-count="33" meta:word-count="227" meta:character-count="1370" meta:non-whitespace-character-count="1031"/>
    <meta:generator>LibreOffice/7.2.2.2$Windows_X86_64 LibreOffice_project/02b2acce88a210515b4a5bb2e46cbfb63fe97d56</meta:generator>
  </office:meta>
</office:document-meta>
</file>